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1"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style>
    <style:style style:name="T5" style:family="text">
      <style:text-properties fo:color="#000000" style:text-line-through-style="none" style:text-underline-style="none" style:text-blinking="false"/>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7f0055" fo:font-weight="bold" style:font-weight-asian="bold" style:font-weight-complex="bold"/>
    </style:style>
    <style:style style:name="T8"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office:automatic-styles>
  <office:body>
    <office:text>
      <office:forms form:automatic-focus="false" form:apply-design-mode="false">
        <form:form form:name="f" form:apply-filter="true" form:method="post" form:control-implementation="ooo:com.sun.star.form.component.Form" office:target-frame="" xlink:href="../../../../../../../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7"/>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5">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5">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8"/>
      <text:p text:style-name="P8"><text:span text:style-name="T7">public</text:span><text:span text:style-name="T4"> Map&lt;Long, Node&gt; replaceWithLinkAndGet(Long parentArgID,</text:span></text:p>
      <text:p text:style-name="P9"><text:span text:style-name="T6"><text:tab/><text:tab/><text:tab/>Long linkPropID, Long removePropID) </text:span><text:span text:style-name="T8">throws</text:span><text:span text:style-name="T6"> ServiceException;</text:span></text:p>
      <text:p text:style-name="P10"/>
      <text:p text:style-name="P8"><text:span text:style-name="T7">public</text:span><text:span text:style-name="T4"> Map&lt;Long, Node&gt; getNodesChildren(List&lt;Long&gt; nodeIDs, </text:span><text:span text:style-name="T7">int</text:span><text:span text:style-name="T4"> depth)</text:span></text:p>
      <text:p text:style-name="P9"><text:span text:style-name="T6"><text:tab/><text:tab/><text:tab/></text:span><text:span text:style-name="T8">throws</text:span><text:span text:style-name="T6"> ServiceException;</text:span></text:p>
      <text:p text:style-name="P10"/>
      <text:p text:style-name="P8"><text:span text:style-name="T7">public</text:span><text:span text:style-name="T4"> PartialTrees getUpToDateNodes(Map&lt;Long, DateAndChildIDs&gt; propInfo,</text:span></text:p>
      <text:p text:style-name="P10"><text:tab/><text:tab/><text:tab/>Map&lt;Long, DateAndChildIDs&gt; argInfo);</text:p>
      <text:p text:style-name="P10"/>
      <text:p text:style-name="P10"/>
      <text:p text:style-name="P8"><text:span text:style-name="T7">public</text:span><text:span text:style-name="T4"> PartialTrees getRootProps(</text:span><text:span text:style-name="T7">int</text:span><text:span text:style-name="T4"> depthLimit);</text:span></text:p>
      <text:p text:style-name="P10"/>
      <text:p text:style-name="P8"><text:span text:style-name="T7">public</text:span><text:span text:style-name="T4"> PartialTrees searchProps(String searchString, String searchName,</text:span></text:p>
      <text:p text:style-name="P8"><text:span text:style-name="T4"><text:tab/><text:tab/><text:tab/></text:span><text:span text:style-name="T7">int</text:span><text:span text:style-name="T4"> resultLimit, List&lt;Long&gt; filerNodeIDs) </text:span><text:span text:style-name="T7">throws</text:span><text:span text:style-name="T4"> ServiceException;</text:span></text:p>
      <text:p text:style-name="P8"/>
      <text:p text:style-name="P8"><text:span text:style-name="T7">public</text:span><text:span text:style-name="T4"> PartialTrees continueSearchProps(String searchName)</text:span></text:p>
      <text:p text:style-name="P9"><text:span text:style-name="T6"><text:tab/><text:tab/><text:tab/></text:span><text:span text:style-name="T8">throws</text:span><text:span text:style-name="T6"> ServiceException;</text:span></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p text:style-name="Text_20_body"/>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11"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5">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6"><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1-22T19:09:58.08</dc:date>
    <dc:creator>Isaac Kriegman</dc:creator>
    <meta:editing-duration>PT355H02M43S</meta:editing-duration>
    <meta:editing-cycles>56</meta:editing-cycles>
    <meta:document-statistic meta:table-count="0" meta:image-count="0" meta:object-count="0" meta:page-count="1" meta:paragraph-count="306" meta:word-count="7482" meta:character-count="44382"/>
  </office:meta>
</office:document-meta>
</file>